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700000407A674DF740BB4D0B3.png" manifest:media-type="image/png"/>
  <manifest:file-entry manifest:full-path="Pictures/10000201000004D30000038EA9BD4A28A0C31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fo:font-size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0.538cm" svg:x="1.5cm" svg:y="5.962cm">
          <draw:image xlink:href="Pictures/100002010000068700000407A674DF740BB4D0B3.png" xlink:type="simple" xlink:show="embed" xlink:actuate="onLoad" draw:mime-type="image/png">
            <text:p/>
          </draw:image>
        </draw:frame>
        <draw:frame draw:style-name="gr1" draw:text-style-name="P1" draw:layer="layout" svg:width="13.678cm" svg:height="10.5cm" svg:x="16.022cm" svg:y="6cm">
          <draw:image xlink:href="Pictures/10000201000004D30000038EA9BD4A28A0C31FDA.png" xlink:type="simple" xlink:show="embed" xlink:actuate="onLoad" draw:mime-type="image/png">
            <text:p/>
          </draw:image>
        </draw:frame>
        <draw:line draw:style-name="gr2" draw:text-style-name="P1" draw:layer="layout" svg:x1="10.5cm" svg:y1="4.737cm" svg:x2="20cm" svg:y2="4.737cm">
          <text:p/>
        </draw:line>
        <draw:frame draw:style-name="gr3" draw:text-style-name="P2" draw:layer="layout" svg:width="3.75cm" svg:height="1.987cm" svg:x="7cm" svg:y="3.75cm">
          <draw:text-box>
            <text:p><text:span text:style-name="T1">1.5s</text:span></text:p>
          </draw:text-box>
        </draw:frame>
        <draw:frame draw:style-name="gr4" draw:text-style-name="P3" draw:layer="layout" svg:width="5.5cm" svg:height="3.723cm" svg:x="20.25cm" svg:y="3.75cm">
          <draw:text-box>
            <text:p><text:span text:style-name="T2">Rat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10:13:26.642000000</meta:creation-date>
    <dc:date>2022-04-14T11:22:52.949000000</dc:date>
    <meta:editing-duration>PT34S</meta:editing-duration>
    <meta:editing-cycles>2</meta:editing-cycles>
    <meta:generator>LibreOffice/7.1.5.2$Windows_X86_64 LibreOffice_project/85f04e9f809797b8199d13c421bd8a2b025d52b5</meta:generator>
    <meta:document-statistic meta:object-count="5"/>
  </office:meta>
</office:document-meta>
</file>